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style:contextual-spacing="false" fo:line-height="115%" fo:text-align="center" style:justify-single-word="false">
        <style:tab-stops>
          <style:tab-stop style:position="3.4063in"/>
        </style:tab-stops>
      </style:paragraph-properties>
      <style:text-properties officeooo:paragraph-rsid="000953f8"/>
    </style:style>
    <style:style style:name="P2" style:family="paragraph" style:parent-style-name="Standard">
      <style:paragraph-properties fo:margin-top="0.0398in" fo:margin-bottom="0.0398in" style:contextual-spacing="false" fo:line-height="115%" fo:text-align="center" style:justify-single-word="false">
        <style:tab-stops>
          <style:tab-stop style:position="3.4063in"/>
        </style:tab-stops>
      </style:paragraph-properties>
      <style:text-properties style:text-underline-style="none" fo:font-weight="bold" officeooo:paragraph-rsid="00137c9c" style:font-weight-asian="bold" style:font-weight-complex="bold"/>
    </style:style>
    <style:style style:name="P3" style:family="paragraph" style:parent-style-name="Standard">
      <style:paragraph-properties fo:margin-top="0.0398in" fo:margin-bottom="0.0398in" style:contextual-spacing="false" fo:line-height="115%" fo:text-align="start" style:justify-single-word="false">
        <style:tab-stops>
          <style:tab-stop style:position="3.4063in"/>
        </style:tab-stops>
      </style:paragraph-properties>
      <style:text-properties officeooo:paragraph-rsid="00137c9c"/>
    </style:style>
    <style:style style:name="P4" style:family="paragraph" style:parent-style-name="Standard">
      <style:paragraph-properties fo:margin-top="0.0398in" fo:margin-bottom="0.0398in" style:contextual-spacing="false" fo:line-height="115%" fo:text-align="start" style:justify-single-word="false">
        <style:tab-stops>
          <style:tab-stop style:position="3.4063in"/>
        </style:tab-stops>
      </style:paragraph-properties>
      <style:text-properties officeooo:paragraph-rsid="000a12e2"/>
    </style:style>
    <style:style style:name="P5" style:family="paragraph" style:parent-style-name="Standard">
      <style:paragraph-properties fo:margin-top="0.0398in" fo:margin-bottom="0.0398in" style:contextual-spacing="false" fo:line-height="115%" fo:text-align="end" style:justify-single-word="false">
        <style:tab-stops>
          <style:tab-stop style:position="3.4063in"/>
        </style:tab-stops>
      </style:paragraph-properties>
      <style:text-properties officeooo:rsid="000a12e2" officeooo:paragraph-rsid="00137c9c"/>
    </style:style>
    <style:style style:name="P6" style:family="paragraph" style:parent-style-name="Standard">
      <style:paragraph-properties fo:margin-top="0.0398in" fo:margin-bottom="0.0398in" style:contextual-spacing="false" fo:line-height="115%" fo:text-align="start" style:justify-single-word="false"/>
      <style:text-properties officeooo:paragraph-rsid="000a12e2"/>
    </style:style>
    <style:style style:name="P7" style:family="paragraph" style:parent-style-name="Standard">
      <style:paragraph-properties fo:margin-top="0.0398in" fo:margin-bottom="0.0398in" style:contextual-spacing="false" fo:line-height="115%" fo:text-align="end" style:justify-single-word="false"/>
      <style:text-properties officeooo:paragraph-rsid="000a12e2"/>
    </style:style>
    <style:style style:name="P8" style:family="paragraph" style:parent-style-name="Standard">
      <style:paragraph-properties fo:margin-top="0.0398in" fo:margin-bottom="0.0398in" style:contextual-spacing="false" fo:line-height="115%" fo:text-align="start" style:justify-single-word="false"/>
      <style:text-properties officeooo:rsid="000a12e2" officeooo:paragraph-rsid="000a12e2"/>
    </style:style>
    <style:style style:name="P9" style:family="paragraph" style:parent-style-name="Standard">
      <style:paragraph-properties fo:margin-top="0.0398in" fo:margin-bottom="0.0398in" style:contextual-spacing="false" fo:line-height="115%" fo:text-align="start" style:justify-single-word="false"/>
      <style:text-properties officeooo:rsid="000a12e2" officeooo:paragraph-rsid="000b8b12"/>
    </style:style>
    <style:style style:name="P10" style:family="paragraph" style:parent-style-name="Standard">
      <style:paragraph-properties fo:margin-top="0.0398in" fo:margin-bottom="0.0398in" style:contextual-spacing="false" fo:line-height="115%" fo:text-align="start" style:justify-single-word="false"/>
      <style:text-properties officeooo:paragraph-rsid="000b8b12"/>
    </style:style>
    <style:style style:name="P11" style:family="paragraph" style:parent-style-name="Standard">
      <style:paragraph-properties fo:margin-top="0.0398in" fo:margin-bottom="0.0398in" style:contextual-spacing="false" fo:line-height="115%" fo:text-align="start" style:justify-single-word="false"/>
      <style:text-properties officeooo:paragraph-rsid="000f5243"/>
    </style:style>
    <style:style style:name="P12" style:family="paragraph" style:parent-style-name="Standard">
      <style:paragraph-properties fo:margin-top="0.0398in" fo:margin-bottom="0.0398in" style:contextual-spacing="false" fo:line-height="115%" fo:text-align="start" style:justify-single-word="false"/>
      <style:text-properties officeooo:paragraph-rsid="000d7868"/>
    </style:style>
    <style:style style:name="P13" style:family="paragraph" style:parent-style-name="Standard">
      <style:paragraph-properties fo:margin-top="0.0398in" fo:margin-bottom="0.0398in" style:contextual-spacing="false" fo:line-height="115%" fo:text-align="end" style:justify-single-word="false"/>
      <style:text-properties officeooo:rsid="000d7868" officeooo:paragraph-rsid="000d7868"/>
    </style:style>
    <style:style style:name="P14" style:family="paragraph" style:parent-style-name="Standard">
      <style:paragraph-properties fo:margin-top="0.0398in" fo:margin-bottom="0.0398in" style:contextual-spacing="false" fo:line-height="115%" fo:text-align="end" style:justify-single-word="false"/>
      <style:text-properties officeooo:paragraph-rsid="000d7868"/>
    </style:style>
    <style:style style:name="T1" style:family="text">
      <style:text-properties officeooo:rsid="000953f8"/>
    </style:style>
    <style:style style:name="T2" style:family="text">
      <style:text-properties officeooo:rsid="00133810"/>
    </style:style>
    <style:style style:name="T3" style:family="text">
      <style:text-properties officeooo:rsid="00137c9c"/>
    </style:style>
    <style:style style:name="T4" style:family="text">
      <style:text-properties officeooo:rsid="000a12e2"/>
    </style:style>
    <style:style style:name="T5" style:family="text">
      <style:text-properties officeooo:rsid="000b8b12"/>
    </style:style>
    <style:style style:name="T6" style:family="text">
      <style:text-properties officeooo:rsid="000d78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/text:p>
      <text:p text:style-name="P2">দোকান ভাড়ার চুক্তি পত্র</text:p>
      <text:p text:style-name="P3"><text:span text:style-name="T1">প্রথম পক্ষঃ (দাতা)</text:span></text:p>
      <text:p text:style-name="P4"><text:span text:style-name="T1">নামঃ </text:span>বাবু<text:span text:style-name="T1">ল চন্দ্র রায় (ধউলু) ,</text:span> পিতা: মৃত<text:span text:style-name="T2"> হরি</text:span>পদ চন্দ্র রায় </text:p>
      <text:p text:style-name="P3">ঠিকানাঃ দক্ষিন কানিয়া<text:span text:style-name="T3">ল</text:span> <text:span text:style-name="T1">খা</text:span>তা <text:span text:style-name="T1">ছয়ঘড়ি</text:span> পাড়া, <text:span text:style-name="T1">থানা ও </text:span>জেলা: নীলফামারী <text:span text:style-name="T4">। <text:s/></text:span></text:p>
      <text:p text:style-name="P5"><text:s text:c="40"/>স্বাক্ষরঃ<text:tab/></text:p>
      <text:p text:style-name="P6"><text:span text:style-name="T1">দ্বিতীয় পক্ষঃ</text:span> (ভাড়াটিয়া)<text:line-break/>নাম<text:span text:style-name="T1">ঃ</text:span> <text:span text:style-name="T1">পা</text:span>ণ্ডব ক্ষুদ্র ব্যবসায়ী সমবায় সমিতি <text:s/>লিঃ </text:p>
      <text:p text:style-name="P6">ঠিকানাঃ দক্ষিন কানিয়া<text:span text:style-name="T2">ল</text:span> <text:span text:style-name="T1">খা</text:span>তা <text:span text:style-name="T1">ছয়ঘড়ি</text:span> পাড়া, <text:span text:style-name="T1">থানা ও </text:span>জেলা: নীলফামারী <text:span text:style-name="T4">। </text:span></text:p>
      <text:p text:style-name="P6">সভাপতি<text:span text:style-name="T4">র নামঃ </text:span><text:span text:style-name="T2">রতন চন্দ্র রায় </text:span></text:p>
      <text:p text:style-name="P7"><text:line-break/>সভাপতি<text:span text:style-name="T4">র স্বাক্ষরঃ <text:s text:c="10"/></text:span></text:p>
      <text:p text:style-name="P8">শর্তসমূহঃ</text:p>
      <text:p text:style-name="P9">১। <text:s/>দোকান ভাড়ার <text:s/>মেয়াদ <text:s/><text:span text:style-name="T2">০১</text:span>-<text:span text:style-name="T5">০</text:span><text:span text:style-name="T2">৭</text:span>-<text:span text:style-name="T5">২০২৫</text:span> ইং তারিখ হইতে <text:span text:style-name="T2">০১</text:span>-<text:span text:style-name="T5">০</text:span><text:span text:style-name="T2">৭</text:span>-<text:span text:style-name="T5">২০২৮ </text:span>ইং পর্যন্ত ৩ <text:span text:style-name="T5">( </text:span>তিন <text:span text:style-name="T5">)</text:span> <text:span text:style-name="T5">বছরের জন্য</text:span> বলবৎ থাকিবে <text:span text:style-name="T5">।</text:span></text:p>
      <text:p text:style-name="P10"><text:span text:style-name="T5">২।</text:span> দোকান ভাড়ার <text:span text:style-name="T5">জন্য </text:span><text:span text:style-name="T1">প্রথম পক্ষ (দাতা) </text:span><text:s/><text:span text:style-name="T1">দ্বিতীয় পক্ষ</text:span><text:span text:style-name="T5">ের </text:span><text:span text:style-name="T2">কাছ</text:span> থেকে অগ্রিম ৫৫০০ টাকা <text:span text:style-name="T5">নগদ </text:span><text:s/>গ্রহন করি<text:span text:style-name="T2">লাম</text:span><text:span text:style-name="T5"> </text:span>।<text:line-break/><text:span text:style-name="T5">৩। দোকান ভাড়া </text:span>মাসিক ৪০০ <text:span text:style-name="T5">টাকা (চারশত টাকা) করে ।</text:span></text:p>
      <text:p text:style-name="P11"><text:span text:style-name="T5">৪।</text:span> প্রথম পক্ষ <text:span text:style-name="T1">(দাতা) </text:span>এই তিন বছর পূর্বে <text:s/>দোকান ফেরত নিতে <text:s/>পারিব না <text:span text:style-name="T1">দ্বিতীয় পক্ষ</text:span><text:span text:style-name="T5">ের </text:span></text:p>
      <text:p text:style-name="P11">কাছ <text:span text:style-name="T5">থেকে ।</text:span><text:line-break/><text:line-break/></text:p>
      <text:p text:style-name="P12"/>
      <text:p text:style-name="P13">সাক্ষীর স্বাক্ষরঃ<text:tab/><text:tab/> </text:p>
      <text:p text:style-name="P14"/>
      <text:p text:style-name="P13">১।<text:tab/><text:tab/><text:tab/><text:tab/><text:tab/></text:p>
      <text:p text:style-name="P13">২।<text:tab/><text:tab/><text:tab/><text:tab/><text:tab/></text:p>
      <text:p text:style-name="P14"><text:span text:style-name="T6">৩।<text:tab/><text:tab/><text:tab/><text:tab/><text:tab/></text:span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6T05:31:57.496292600</meta:creation-date>
    <dc:date>2025-06-26T18:29:01.666851900</dc:date>
    <meta:editing-duration>PT1H27M44S</meta:editing-duration>
    <meta:editing-cycles>4</meta:editing-cycles>
    <meta:generator>LibreOffice/25.2.4.3$Windows_X86_64 LibreOffice_project/33e196637044ead23f5c3226cde09b47731f7e27</meta:generator>
    <meta:print-date>2025-06-26T18:30:42.291299600</meta:print-date>
    <meta:document-statistic meta:table-count="0" meta:image-count="0" meta:object-count="0" meta:page-count="1" meta:paragraph-count="19" meta:word-count="130" meta:character-count="569" meta:non-whitespace-character-count="360"/>
  </office:meta>
</office:document-meta>
</file>